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Impl.setTotal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mpl.getF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mpl.Mem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mpl.get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mpl.setMax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mpl.getTo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Impl.setFre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